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10" style:family="paragraph" style:parent-style-name="Text_20_body">
      <style:text-properties style:font-name="Cambria" fo:font-weight="bold" style:font-weight-asian="bold" style:font-weight-complex="bold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098.png" xlink:type="simple" xlink:show="embed" xlink:actuate="onLoad"/></draw:frame></text:p>
          </table:table-cell>
          <table:table-cell table:style-name="Table1.B1" office:value-type="string">
            <text:h text:style-name="P5" text:outline-level="1">Ключ управляемый нормально замкнутый тип 4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89cm" svg:height="2.2cm" draw:z-index="1"><draw:image xlink:href="../../odt/images/0098_in_scheme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реализует функцию управляемого ключа по алгоритму:</text:p>
            <text:p text:style-name="P8"><draw:frame draw:style-name="fr4" draw:name="Object3" text:anchor-type="as-char" svg:width="9.021cm" svg:height="2.68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6"><text:span text:style-name="T1">где</text:span><text:span text:style-name="T1"><draw:frame draw:style-name="fr4" draw:name="Object1" text:anchor-type="as-char" svg:width="2.466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2.512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ые сигналы блока (или векторы сигналов).</text:span></text:p>
            <text:p text:style-name="P6"><text:span text:style-name="T5">Управляющий сигнал входит в блок </text:span><text:span text:style-name="T6">снизу</text:span><text:span text:style-name="T3">.</text:span><text:span text:style-name="T7"> В процессе расчета изображение блока меняется, в зависимости от наличия управляющего сигнала: в нормальном положении ключ </text:span><text:span text:style-name="T6">замкнут</text:span><text:span text:style-name="T3">,</text:span><text:span text:style-name="T7"> при подаче управляющего сигнала ключ </text:span><text:span text:style-name="T6">разомкнут</text:span><text:span text:style-name="T7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9"><draw:frame draw:style-name="fr3" draw:name="Графический объект3" text:anchor-type="as-char" svg:width="6.69cm" svg:height="2.671cm" draw:z-index="5"><draw:image xlink:href="../../odt/images/0098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9"><draw:frame draw:style-name="fr2" draw:name="Графический объект4" text:anchor-type="as-char" svg:width="6.72cm" svg:height="2.75cm" draw:z-index="6"><draw:image xlink:href="../../odt/images/0098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P6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4">→</text:span><text:span text:style-name="T1"> «Войти в субмодель».</text:span></text:p>
            <text:p text:style-name="P6"><text:span text:style-name="T6">Свойства</text:span><text:span text:style-name="T5">:</text:span><text:span text:style-name="T7"> для работы блока свойства задавать не требуется.</text:span></text:p>
            <text:p text:style-name="P10">Примечание:</text:p>
            <text:list xml:id="list7612589290603045871" text:style-name="L1">
              <text:list-item>
                <text:p text:style-name="P11">По умолчанию блок формирует <text:span text:style-name="T8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4</dc:title>
    <dc:date>2014-12-01T11:21:02.80</dc:date>
    <meta:generator>OpenOffice/4.1.1$Win32 OpenOffice.org_project/411m6$Build-9775</meta:generator>
    <meta:editing-duration>PT1H18M45S</meta:editing-duration>
    <meta:editing-cycles>31</meta:editing-cycles>
    <meta:document-statistic meta:table-count="2" meta:image-count="4" meta:object-count="3" meta:page-count="1" meta:paragraph-count="18" meta:word-count="109" meta:character-count="761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